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16ecf" officeooo:paragraph-rsid="00116ecf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16ecf" officeooo:paragraph-rsid="00116ecf" style:font-size-asian="12pt" style:font-size-complex="12pt"/>
    </style:style>
    <style:style style:name="P3" style:family="paragraph" style:parent-style-name="Standard">
      <style:text-properties fo:font-size="12pt" fo:font-weight="bold" officeooo:rsid="00116ecf" officeooo:paragraph-rsid="00116ecf" style:font-size-asian="12pt" style:font-weight-asian="bold" style:font-size-complex="12pt" style:font-weight-complex="bold"/>
    </style:style>
    <style:style style:name="T1" style:family="text">
      <style:text-properties fo:color="#0033b3" loext:opacity="100%" style:font-name="JetBrains Mono" fo:font-size="22.5pt" fo:font-style="normal" fo:font-weight="normal" style:font-size-asian="22.5pt" style:font-style-asian="normal" style:font-weight-asian="normal"/>
    </style:style>
    <style:style style:name="T2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3" style:family="text">
      <style:text-properties fo:color="#000000" loext:opacity="100%" style:font-name="JetBrains Mono" fo:font-size="22.5pt" fo:font-style="normal" fo:font-weight="normal" style:font-size-asian="22.5pt" style:font-style-asian="normal" style:font-weight-asian="normal"/>
    </style:style>
    <style:style style:name="T4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067d17" loext:opacity="100%" style:font-name="JetBrains Mono" fo:font-size="22.5pt" fo:font-style="normal" fo:font-weight="normal" style:font-size-asian="22.5pt" style:font-style-asian="normal" style:font-weight-asian="normal"/>
    </style:style>
    <style:style style:name="T6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286d73" loext:opacity="100%" style:font-name="JetBrains Mono" fo:font-size="22.5pt" fo:font-style="normal" fo:font-weight="normal" style:font-size-asian="22.5pt" style:font-style-asian="normal" style:font-weight-asian="normal"/>
    </style:style>
    <style:style style:name="T8" style:family="text">
      <style:text-properties fo:color="#286d73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080808" loext:opacity="100%" style:font-name="JetBrains Mono" fo:font-size="22.5pt" fo:font-style="normal" fo:font-weight="normal" style:font-size-asian="22.5pt" style:font-style-asian="normal" style:font-weight-asian="normal"/>
    </style:style>
    <style:style style:name="T10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11" style:family="text">
      <style:text-properties fo:color="#805900" loext:opacity="100%" style:font-name="JetBrains Mono" fo:font-size="22.5pt" fo:font-style="normal" fo:font-weight="normal" style:font-size-asian="22.5pt" style:font-style-asian="normal" style:font-weight-asian="normal"/>
    </style:style>
    <style:style style:name="T12" style:family="text">
      <style:text-properties fo:color="#805900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336ecc" loext:opacity="100%" style:font-name="JetBrains Mono" fo:font-size="22.5pt" fo:font-style="normal" fo:font-weight="normal" style:font-size-asian="22.5pt" style:font-style-asian="normal" style:font-weight-asian="normal"/>
    </style:style>
    <style:style style:name="T14" style:family="text">
      <style:text-properties fo:color="#336ecc" loext:opacity="100%" style:font-name="JetBrains Mono" fo:font-style="normal" fo:font-weight="normal" style:font-style-asian="normal" style:font-weight-asian="normal"/>
    </style:style>
    <style:style style:name="T15" style:family="text">
      <style:text-properties fo:color="#36666b" loext:opacity="100%" style:font-name="JetBrains Mono" fo:font-size="22.5pt" fo:font-style="normal" fo:font-weight="normal" style:font-size-asian="22.5pt" style:font-style-asian="normal" style:font-weight-asian="normal"/>
    </style:style>
    <style:style style:name="T16" style:family="text">
      <style:text-properties fo:color="#36666b" loext:opacity="100%" style:font-name="JetBrains Mono" fo:font-style="normal" fo:font-weight="normal" style:font-style-asian="normal" style:font-weight-asian="normal"/>
    </style:style>
    <style:style style:name="T17" style:family="text">
      <style:text-properties fo:color="#1750eb" loext:opacity="100%" style:font-name="JetBrains Mono" fo:font-size="22.5pt" fo:font-style="normal" fo:font-weight="normal" style:font-size-asian="22.5pt" style:font-style-asian="normal" style:font-weight-asian="normal"/>
    </style:style>
    <style:style style:name="T18" style:family="text">
      <style:text-properties fo:color="#1750eb" loext:opacity="100%" style:font-name="JetBrains Mono" fo:font-style="normal" fo:font-weight="normal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ing:</text:p>
      <text:p text:style-name="P2"><text:span text:style-name="T2">package </text:span><text:span text:style-name="T4">math</text:span><text:line-break/><text:span text:style-name="T2">import </text:span><text:span text:style-name="T6">"testing"</text:span><text:line-break/><text:span text:style-name="T2">func </text:span><text:span text:style-name="T8">TestAverage</text:span><text:span text:style-name="T10">(</text:span><text:span text:style-name="T4">t </text:span><text:span text:style-name="T10">*</text:span><text:span text:style-name="T12">testing</text:span><text:span text:style-name="T10">.</text:span><text:span text:style-name="T14">T</text:span><text:span text:style-name="T10">) {</text:span><text:line-break/><text:span text:style-name="T10"><text:tab/></text:span><text:span text:style-name="T2">var </text:span><text:span text:style-name="T4">v </text:span><text:span text:style-name="T2">float64</text:span><text:line-break/><text:span text:style-name="T2"><text:tab/></text:span><text:span text:style-name="T4">v </text:span><text:span text:style-name="T10">= </text:span><text:span text:style-name="T16">Average</text:span><text:span text:style-name="T10">([]</text:span><text:span text:style-name="T2">float64</text:span><text:span text:style-name="T10">{</text:span><text:span text:style-name="T18">1</text:span><text:span text:style-name="T10">,</text:span><text:span text:style-name="T18">2</text:span><text:span text:style-name="T10">})</text:span><text:line-break/><text:span text:style-name="T10"><text:tab/></text:span><text:span text:style-name="T2">if </text:span><text:span text:style-name="T4">v </text:span><text:span text:style-name="T10">!= </text:span><text:span text:style-name="T18">1.5 </text:span><text:span text:style-name="T10">{</text:span><text:line-break/><text:span text:style-name="T10"><text:tab/><text:tab/></text:span><text:span text:style-name="T4">t</text:span><text:span text:style-name="T10">.</text:span><text:span text:style-name="T16">Error</text:span><text:span text:style-name="T10">(</text:span><text:span text:style-name="T6">"Expected 1.5, got "</text:span><text:span text:style-name="T10">, </text:span><text:span text:style-name="T4">v</text:span><text:span text:style-name="T10">)</text:span><text:line-break/><text:span text:style-name="T10"><text:tab/>}</text:span><text:line-break/><text:span text:style-name="T10">}</text:span></text:p>
      <text:p text:style-name="P1">The go test command will look for any tests in any of the files in the current folder and run them. Tests are identified by starting a function with the word Test and taking one argument of type *testing.T. In our case since we're testing the Average function we name the test function TestAverage.</text:p>
      <text:p text:style-name="P1"/>
      <text:p text:style-name="P1">Also we can use multiple test cases like below:</text:p>
      <text:p text:style-name="P2"><text:span text:style-name="T2">type </text:span><text:span text:style-name="T4">testpair </text:span><text:span text:style-name="T2">struct </text:span><text:span text:style-name="T10">{</text:span><text:line-break/><text:span text:style-name="T10"><text:tab/></text:span><text:span text:style-name="T4">values <text:s/></text:span><text:span text:style-name="T10">[]</text:span><text:span text:style-name="T2">float64</text:span><text:line-break/><text:span text:style-name="T2"><text:tab/></text:span><text:span text:style-name="T4">average </text:span><text:span text:style-name="T2">float64</text:span><text:line-break/><text:span text:style-name="T10">}</text:span><text:line-break/><text:line-break/><text:span text:style-name="T2">var </text:span><text:span text:style-name="T4">tests </text:span><text:span text:style-name="T10">= []</text:span><text:span text:style-name="T14">testpair</text:span><text:span text:style-name="T10">{</text:span><text:line-break/><text:span text:style-name="T10"><text:tab/>{[]</text:span><text:span text:style-name="T2">float64</text:span><text:span text:style-name="T10">{</text:span><text:span text:style-name="T18">1</text:span><text:span text:style-name="T10">, </text:span><text:span text:style-name="T18">2</text:span><text:span text:style-name="T10">}, </text:span><text:span text:style-name="T18">1.5</text:span><text:span text:style-name="T10">},</text:span><text:line-break/><text:span text:style-name="T10"><text:tab/>{[]</text:span><text:span text:style-name="T2">float64</text:span><text:span text:style-name="T10">{</text:span><text:span text:style-name="T18">1</text:span><text:span text:style-name="T10">, </text:span><text:span text:style-name="T18">1</text:span><text:span text:style-name="T10">, </text:span><text:span text:style-name="T18">1</text:span><text:span text:style-name="T10">, </text:span><text:span text:style-name="T18">1</text:span><text:span text:style-name="T10">, </text:span><text:span text:style-name="T18">1</text:span><text:span text:style-name="T10">, </text:span><text:span text:style-name="T18">1</text:span><text:span text:style-name="T10">}, </text:span><text:span text:style-name="T18">1</text:span><text:span text:style-name="T10">},</text:span><text:line-break/><text:span text:style-name="T10"><text:tab/>{[]</text:span><text:span text:style-name="T2">float64</text:span><text:span text:style-name="T10">{-</text:span><text:span text:style-name="T18">1</text:span><text:span text:style-name="T10">, </text:span><text:span text:style-name="T18">1</text:span><text:span text:style-name="T10">}, </text:span><text:span text:style-name="T18">0</text:span><text:span text:style-name="T10">},</text:span><text:line-break/><text:span text:style-name="T10">}</text:span><text:line-break/><text:line-break/><text:span text:style-name="T2">func </text:span><text:span text:style-name="T8">TestAverage</text:span><text:span text:style-name="T10">(</text:span><text:span text:style-name="T4">t </text:span><text:span text:style-name="T10">*</text:span><text:span text:style-name="T12">testing</text:span><text:span text:style-name="T10">.</text:span><text:span text:style-name="T14">T</text:span><text:span text:style-name="T10">) {</text:span><text:line-break/><text:span text:style-name="T10"><text:tab/></text:span><text:span text:style-name="T2">for </text:span><text:span text:style-name="T4">_</text:span><text:span text:style-name="T10">, </text:span><text:span text:style-name="T4">pair </text:span><text:span text:style-name="T10">:= </text:span><text:span text:style-name="T2">range </text:span><text:span text:style-name="T4">tests </text:span><text:span text:style-name="T10">{</text:span><text:line-break/><text:span text:style-name="T10"><text:tab/><text:tab/></text:span><text:span text:style-name="T4">v </text:span><text:span text:style-name="T10">:= </text:span><text:span text:style-name="T16">Average</text:span><text:span text:style-name="T10">(</text:span><text:span text:style-name="T4">pair</text:span><text:span text:style-name="T10">.</text:span><text:span text:style-name="T4">values</text:span><text:span text:style-name="T10">)</text:span><text:line-break/><text:span text:style-name="T10"><text:tab/><text:tab/></text:span><text:span text:style-name="T2">if </text:span><text:span text:style-name="T4">v </text:span><text:span text:style-name="T10">!= </text:span><text:span text:style-name="T4">pair</text:span><text:span text:style-name="T10">.</text:span><text:span text:style-name="T4">average </text:span><text:span text:style-name="T10">{</text:span><text:line-break/><text:span text:style-name="T10"><text:tab/><text:tab/><text:tab/></text:span><text:span text:style-name="T4">t</text:span><text:span text:style-name="T10">.</text:span><text:span text:style-name="T16">Error</text:span><text:span text:style-name="T10">(</text:span><text:line-break/><text:span text:style-name="T10"><text:tab/><text:tab/><text:tab/><text:tab/></text:span><text:span text:style-name="T6">"For"</text:span><text:span text:style-name="T10">, </text:span><text:span text:style-name="T4">pair</text:span><text:span text:style-name="T10">.</text:span><text:span text:style-name="T4">values</text:span><text:span text:style-name="T10">,</text:span><text:line-break/><text:span text:style-name="T10"><text:tab/><text:tab/><text:tab/><text:tab/></text:span><text:span text:style-name="T6">"expected"</text:span><text:span text:style-name="T10">, </text:span><text:span text:style-name="T4">pair</text:span><text:span text:style-name="T10">.</text:span><text:span text:style-name="T4">average</text:span><text:span text:style-name="T10">,</text:span><text:line-break/><text:span text:style-name="T10"><text:tab/><text:tab/><text:tab/><text:tab/></text:span><text:span text:style-name="T6">"got"</text:span><text:span text:style-name="T10">, </text:span><text:span text:style-name="T4">v</text:span><text:span text:style-name="T10">,</text:span><text:line-break/><text:span text:style-name="T10"><text:tab/><text:tab/><text:tab/>)</text:span><text:line-break/><text:span text:style-name="T10"><text:tab/><text:tab/>}</text:span><text:line-break/><text:span text:style-name="T10"><text:tab/>}</text:span><text:line-break/><text:span text:style-name="T10">}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6:44:34.089672538</meta:creation-date>
    <meta:generator>LibreOffice/7.3.7.2$Linux_X86_64 LibreOffice_project/30$Build-2</meta:generator>
    <dc:date>2023-07-10T18:15:11.764033065</dc:date>
    <meta:editing-duration>PT1H20M22S</meta:editing-duration>
    <meta:editing-cycles>1</meta:editing-cycles>
    <meta:document-statistic meta:table-count="0" meta:image-count="0" meta:object-count="0" meta:page-count="1" meta:paragraph-count="5" meta:word-count="147" meta:character-count="897" meta:non-whitespace-character-count="714"/>
  </office:meta>
</office:document-meta>
</file>